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1">
      <style:graphic-properties draw:fill="none" draw:stroke="solid" svg:stroke-width="0.03125in" svg:stroke-color="#4472c4" draw:marker-end="a410" svg:stroke-opacity="100%" draw:stroke-linejoin="miter" svg:stroke-linecap="butt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3">
      <style:graphic-properties draw:fill="none" draw:stroke="solid" svg:stroke-width="0.03125in" svg:stroke-color="#4472c4" draw:marker-end="a412" svg:stroke-opacity="100%" draw:stroke-linejoin="miter" svg:stroke-linecap="butt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draw:fill="none" draw:stroke="solid" svg:stroke-width="0.03125in" svg:stroke-color="#4472c4" draw:marker-end="a414" svg:stroke-opacity="100%" draw:stroke-linejoin="miter" svg:stroke-linecap="butt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7">
      <style:graphic-properties draw:fill="none" draw:stroke="solid" svg:stroke-width="0.03125in" svg:stroke-color="#4472c4" draw:marker-end="a416" svg:stroke-opacity="100%" draw:stroke-linejoin="miter" svg:stroke-linecap="butt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9">
      <style:graphic-properties draw:fill="none" draw:stroke="solid" svg:stroke-width="0.03125in" svg:stroke-color="#4472c4" draw:marker-end="a408" svg:stroke-opacity="100%" draw:stroke-linejoin="miter" svg:stroke-linecap="butt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custom-shape svg:x="0.8in" svg:y="2.63478in" svg:width="1.96522in" svg:height="0.95652in" draw:id="id63" draw:style-name="a385" draw:name="Rechteck: abgerundete Ecken 3">
          <svg:title/>
          <svg:desc/>
          <text:p text:style-name="a384" text:class-names="" text:cond-style-name=""><text:span text:style-name="a381" text:class-names="">Susceptible</text:span><text:span text:style-name="a382" text:class-names=""><text:s text:c="1"/>S</text:span><text:span text:style-name="a3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81159in" svg:y="1.67826in" svg:width="1.96522in" svg:height="0.95652in" draw:id="id64" draw:style-name="a389" draw:name="Rechteck: abgerundete Ecken 5">
          <svg:title/>
          <svg:desc/>
          <text:p text:style-name="a388" text:class-names="" text:cond-style-name=""><text:span text:style-name="a386" text:class-names="">Quarantined</text:span><text:span text:style-name="a3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8058in" svg:y="3.5913in" svg:width="1.96522in" svg:height="0.95652in" draw:id="id65" draw:style-name="a398" draw:name="Rechteck: abgerundete Ecken 6">
          <svg:title/>
          <svg:desc/>
          <text:p text:style-name="a392" text:class-names="" text:cond-style-name=""><text:span text:style-name="a390" text:class-names="">Infectious</text:span><text:span text:style-name="a391" text:class-names=""/></text:p>
          <text:p text:style-name="a397" text:class-names="" text:cond-style-name=""><text:span text:style-name="a393" text:class-names="">(</text:span><text:span text:style-name="a394" text:class-names="">asymptomatic</text:span><text:span text:style-name="a395" text:class-names="">)</text:span><text:span text:style-name="a39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8058in" svg:y="1.67826in" svg:width="1.96522in" svg:height="0.95652in" draw:id="id66" draw:style-name="a407" draw:name="Rechteck: abgerundete Ecken 7">
          <svg:title/>
          <svg:desc/>
          <text:p text:style-name="a401" text:class-names="" text:cond-style-name=""><text:span text:style-name="a399" text:class-names="">Infectious</text:span><text:span text:style-name="a400" text:class-names=""/></text:p>
          <text:p text:style-name="a406" text:class-names="" text:cond-style-name=""><text:span text:style-name="a402" text:class-names="">(</text:span><text:span text:style-name="a403" text:class-names="">symptomatic</text:span><text:span text:style-name="a404" text:class-names="">)</text:span><text:span text:style-name="a40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2.76522in" svg:y1="3.11304in" draw:start-shape="id63" draw:start-glue-point="1" svg:x2="3.8058in" svg:y2="2.15652in" draw:end-shape="id66" draw:end-glue-point="3" draw:id="id67" draw:style-name="a409" draw:name="Gerade Verbindung mit Pfeil 9">
          <svg:title/>
          <svg:desc/>
        </draw:connector>
        <draw:connector draw:type="line" svg:x1="5.77101in" svg:y1="2.15652in" draw:start-shape="id66" draw:start-glue-point="1" svg:x2="6.81159in" svg:y2="2.15652in" draw:end-shape="id64" draw:end-glue-point="3" draw:id="id68" draw:style-name="a411" draw:name="Gerade Verbindung mit Pfeil 11">
          <svg:title/>
          <svg:desc/>
        </draw:connector>
        <draw:connector draw:type="line" svg:x1="2.76522in" svg:y1="3.11304in" draw:start-shape="id63" draw:start-glue-point="1" svg:x2="3.8058in" svg:y2="4.06957in" draw:end-shape="id65" draw:end-glue-point="3" draw:id="id69" draw:style-name="a413" draw:name="Gerade Verbindung mit Pfeil 13">
          <svg:title/>
          <svg:desc/>
        </draw:connector>
        <draw:connector draw:type="curve" svg:x1="5.26667in" svg:y1="5.16232in" draw:start-shape="id64" draw:start-glue-point="0" svg:x2="4.31014in" svg:y2="-0.84927in" draw:end-shape="id63" draw:end-glue-point="0" draw:id="id70" draw:style-name="a415" draw:transform="translate(-4.78841in -2.15652in) rotate(-4.71239) translate(4.78841in 2.15652in)" draw:name="Verbinder: gekrümmt 19">
          <svg:title/>
          <svg:desc/>
        </draw:connector>
        <draw:connector draw:type="curve" svg:x1="3.76377in" svg:y1="2.56667in" draw:start-shape="id65" draw:start-glue-point="2" svg:x2="2.80725in" svg:y2="5.57246in" draw:end-shape="id63" draw:end-glue-point="2" draw:id="id71" draw:style-name="a417" draw:transform="translate(-3.28551in -4.06957in) rotate(-1.5708) translate(3.28551in 4.06957in)" draw:name="Verbinder: gekrümmt 20">
          <svg:title/>
          <svg:desc/>
        </draw:connector>
        <draw:custom-shape svg:width="0.47174in" svg:height="2.18261in" draw:id="id72" draw:style-name="a420" draw:transform="translate(-0.23587in -1.0913in) rotate(-4.71239) translate(4.79566in 5.15761in)" draw:name="Geschweifte Klammer links 25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61975 50398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73" draw:style-name="a425" draw:name="Textfeld 26" svg:x="3.99566in" svg:y="5.50435in" svg:width="1.6in" svg:height="0.40391in">
          <draw:text-box>
            <text:p text:style-name="a424" text:class-names="" text:cond-style-name=""><text:span text:style-name="a421" text:class-names="">Infectious</text:span><text:span text:style-name="a422" text:class-names=""><text:s text:c="1"/>I</text:span><text:span text:style-name="a423" text:class-names=""/></text:p>
          </draw:text-box>
          <svg:title/>
          <svg:desc/>
        </draw:frame>
        <draw:frame draw:id="id74" draw:style-name="a429" draw:name="Textfeld 28" svg:x="3.0058in" svg:y="2.24587in" svg:width="1.6in" svg:height="0.40391in">
          <draw:text-box>
            <text:p text:style-name="a428" text:class-names="" text:cond-style-name=""><text:span text:style-name="a426" text:class-names="">p</text:span><text:span text:style-name="a427" text:class-names=""/></text:p>
          </draw:text-box>
          <svg:title/>
          <svg:desc/>
        </draw:frame>
        <draw:frame draw:id="id75" draw:style-name="a433" draw:name="Textfeld 29" svg:x="2.87971in" svg:y="3.51914in" svg:width="1.6in" svg:height="0.40391in">
          <draw:text-box>
            <text:p text:style-name="a432" text:class-names="" text:cond-style-name=""><text:span text:style-name="a430" text:class-names="">1-p</text:span><text:span text:style-name="a431" text:class-names=""/></text:p>
          </draw:text-box>
          <svg:title/>
          <svg:desc/>
        </draw:frame>
        <draw:frame draw:id="id76" draw:style-name="a441" draw:name="Textfeld 30" svg:x="5.8942in" svg:y="1.8031in" svg:width="1.6in" svg:height="0.70684in">
          <draw:text-box>
            <text:p text:style-name="a436" text:class-names="" text:cond-style-name=""><text:span text:style-name="a434" text:class-names="">After</text:span><text:span text:style-name="a435" text:class-names=""/></text:p>
            <text:p text:style-name="a440" text:class-names="" text:cond-style-name=""><text:span text:style-name="a437" text:class-names="">X<text:s text:c="1"/></text:span><text:span text:style-name="a438" text:class-names="">days</text:span><text:span text:style-name="a439" text:class-names=""/></text:p>
          </draw:text-box>
          <svg:title/>
          <svg:desc/>
        </draw:frame>
        <draw:frame draw:id="id77" draw:style-name="a449" draw:name="Textfeld 32" svg:x="1.58406in" svg:y="4.37142in" svg:width="1.6in" svg:height="0.70684in">
          <draw:text-box>
            <text:p text:style-name="a444" text:class-names="" text:cond-style-name=""><text:span text:style-name="a442" text:class-names="">After</text:span><text:span text:style-name="a443" text:class-names=""/></text:p>
            <text:p text:style-name="a448" text:class-names="" text:cond-style-name=""><text:span text:style-name="a445" text:class-names="">2X<text:s text:c="1"/></text:span><text:span text:style-name="a446" text:class-names="">days</text:span><text:span text:style-name="a447" text:class-names=""/></text:p>
          </draw:text-box>
          <svg:title/>
          <svg:desc/>
        </draw:frame>
        <draw:frame draw:id="id78" draw:style-name="a454" draw:name="Textfeld 33" svg:x="3.70435in" svg:y="0.83327in" svg:width="1.6in" svg:height="0.40391in">
          <draw:text-box>
            <text:p text:style-name="a453" text:class-names="" text:cond-style-name=""><text:span text:style-name="a450" text:class-names="">After 14<text:s text:c="1"/></text:span><text:span text:style-name="a451" text:class-names="">days</text:span><text:span text:style-name="a45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12" svg:viewBox="0 0 20 30" svg:d="m10 0-10 30h20z"/>
    <draw:marker draw:name="a408" svg:viewBox="0 0 20 30" svg:d="m10 0-10 30h20z"/>
    <draw:marker draw:name="a414" svg:viewBox="0 0 20 30" svg:d="m10 0-10 30h20z"/>
    <draw:marker draw:name="a416" svg:viewBox="0 0 20 30" svg:d="m10 0-10 30h20z"/>
    <draw:marker draw:name="a41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Emil Nafis Iftekhar</meta:initial-creator>
    <dc:creator>Emil Nafis Iftekhar</dc:creator>
    <meta:creation-date>2020-05-08T10:57:18Z</meta:creation-date>
    <dc:date>2020-05-08T13:08:06Z</dc:date>
    <meta:editing-cycles>2</meta:editing-cycles>
    <meta:editing-duration>PT0S</meta:editing-duration>
    <meta:document-statistic meta:paragraph-count="14" meta:word-count="24"/>
  </office:meta>
</office:document-meta>
</file>